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name="P2" style:parent-style-name="Standaard" style:family="paragraph">
      <style:text-properties fo:font-weight="bold" style:font-weight-asian="bold" style:font-weight-complex="bold"/>
    </style:style>
    <style:style style:name="P3" style:parent-style-name="Standaard" style:family="paragraph">
      <style:text-properties fo:font-weight="bold" style:font-weight-asian="bold" style:font-weight-complex="bold"/>
    </style:style>
    <style:style style:name="P4" style:parent-style-name="Standaard" style:family="paragraph">
      <style:text-properties fo:font-weight="bold" style:font-weight-asian="bold" style:font-weight-complex="bold"/>
    </style:style>
    <style:style style:name="P5" style:parent-style-name="Standaard" style:family="paragraph">
      <style:text-properties fo:font-weight="bold" style:font-weight-asian="bold" style:font-weight-complex="bold"/>
    </style:style>
    <style:style style:name="P6" style:parent-style-name="Standaard" style:family="paragraph">
      <style:text-properties fo:font-weight="bold" style:font-weight-asian="bold" style:font-weight-complex="bold"/>
    </style:style>
    <style:style style:name="P7" style:parent-style-name="Standaard" style:family="paragraph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Persoonlijk projectidee</text:h>
      <text:p text:style-name="Standaard"/>
      <text:p text:style-name="P2">3D-bibliotheek:</text:p>
      <text:p text:style-name="Standaard">react-three-fiber</text:p>
      <text:p text:style-name="Standaard"/>
      <text:p text:style-name="P3">Creëer UI-componenten:</text:p>
      <text:p text:style-name="Standaard">Ontwerp en implementeer React-componenten voor de UI-elementen, zoals knoppen of sliders, om het 3D-model te bedienen (rotatie, zoom, enz.). Deze componenten zullen gebruikersinteracties afhandelen.</text:p>
      <text:p text:style-name="Standaard"/>
      <text:p text:style-name="P4">Laden en weergeven van modellen:</text:p>
      <text:p text:style-name="Standaard">Implementeer logica om 3D-modellen in je React-applicatie te laden met behulp van react-three-fiber. Zorg ervoor dat modellen kunnen worden weergegeven en aangepast volgens de invoer van gebruikers.</text:p>
      <text:p text:style-name="Standaard"/>
      <text:p text:style-name="P5">Gebruikersinteracties:</text:p>
      <text:p text:style-name="Standaard">Gebruik event handlers en state management in React om gebruikersinteracties (muisbewegingen, klikken, enz.) vast te leggen en dienovereenkomstig het 3D-model bij te werken.</text:p>
      <text:p text:style-name="Standaard"/>
      <text:p text:style-name="P6">Verbeter met functies:</text:p>
      <text:p text:style-name="Standaard">Voeg extra functies toe zoals annotaties of informatieweergave door ze te integreren in de React-componenten die over de 3D-weergave liggen.</text:p>
      <text:p text:style-name="Standaard"/>
      <text:p text:style-name="P7">Testen en optimaliseren:</text:p>
      <text:p text:style-name="Standaard">Test de applicatie grondig met verschillende 3D-modellen. Optimaliseer rendering en interacties voor soepele prestati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x Arnouts</meta:initial-creator>
    <dc:creator>Max Arnouts</dc:creator>
    <meta:creation-date>2023-12-14T09:18:00Z</meta:creation-date>
    <dc:date>2023-12-14T09:23:00Z</dc:date>
    <meta:template xlink:href="Normal" xlink:type="simple"/>
    <meta:editing-cycles>1</meta:editing-cycles>
    <meta:editing-duration>PT300S</meta:editing-duration>
    <meta:document-statistic meta:page-count="1" meta:paragraph-count="2" meta:word-count="157" meta:character-count="1023" meta:row-count="7" meta:non-whitespace-character-count="868"/>
  </office:meta>
</office:document-meta>
</file>